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DD0B2E8B3D9D14E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93cm, 7.828cm, 25.165cm, 11.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349cm" svg:height="11.699cm" svg:x="0.3cm" svg:y="0.201cm">
          <draw:image xlink:href="Pictures/1000000000000BD000000FC0DD0B2E8B3D9D14E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44:46.546902802</dc:date>
    <meta:editing-duration>PT2M3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